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6pt"/>
    </style:style>
    <style:style style:name="co3" style:family="table-column">
      <style:table-column-properties fo:break-before="auto" style:column-width="73.7pt"/>
    </style:style>
    <style:style style:name="co4" style:family="table-column">
      <style:table-column-properties fo:break-before="auto" style:column-width="105.99pt"/>
    </style:style>
    <style:style style:name="co5" style:family="table-column">
      <style:table-column-properties fo:break-before="auto" style:column-width="89.86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101.06pt"/>
    </style:style>
    <style:style style:name="co8" style:family="table-column">
      <style:table-column-properties fo:break-before="auto" style:column-width="129.15pt"/>
    </style:style>
    <style:style style:name="co9" style:family="table-column">
      <style:table-column-properties fo:break-before="auto" style:column-width="90.54pt"/>
    </style:style>
    <style:style style:name="co10" style:family="table-column">
      <style:table-column-properties fo:break-before="auto" style:column-width="118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Data Point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luster id</text:p>
          </table:table-cell>
          <table:table-cell office:value-type="string" calcext:value-type="string">
            <text:p>occupancy_point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6296" calcext:value-type="float">
            <text:p>1562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5660" calcext:value-type="float">
            <text:p>2156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9250" calcext:value-type="float">
            <text:p>2392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839" calcext:value-type="float">
            <text:p>618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371" calcext:value-type="float">
            <text:p>223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7316" calcext:value-type="float">
            <text:p>873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0463" calcext:value-type="float">
            <text:p>1104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5001" calcext:value-type="float">
            <text:p>135001</text:p>
          </table:table-cell>
        </table:table-row>
      </table:table>
      <table:table table:name="Best Model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no pairs (real)</text:p>
          </table:table-cell>
          <table:table-cell office:value-type="string" calcext:value-type="string">
            <text:p>Percentage %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16" calcext:value-type="float">
            <text:p>16</text:p>
          </table:table-cell>
          <table:table-cell table:formula="of:=ROUND((['Best Models'.B2]/['Best Models'.B$6])*100;1)" office:value-type="float" office:value="28.6" calcext:value-type="float">
            <text:p>28.6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10" calcext:value-type="float">
            <text:p>10</text:p>
          </table:table-cell>
          <table:table-cell table:formula="of:=ROUND((['Best Models'.B3]/['Best Models'.B$6])*100;1)" office:value-type="float" office:value="17.9" calcext:value-type="float">
            <text:p>17.9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4" calcext:value-type="float">
            <text:p>4</text:p>
          </table:table-cell>
          <table:table-cell table:formula="of:=ROUND((['Best Models'.B4]/['Best Models'.B$6])*100;1)" office:value-type="float" office:value="7.1" calcext:value-type="float">
            <text:p>7.1</text:p>
          </table:table-cell>
        </table:table-row>
        <table:table-row table:style-name="ro1">
          <table:table-cell office:value-type="string" calcext:value-type="string">
            <text:p>xgb</text:p>
          </table:table-cell>
          <table:table-cell office:value-type="float" office:value="26" calcext:value-type="float">
            <text:p>26</text:p>
          </table:table-cell>
          <table:table-cell table:formula="of:=ROUND((['Best Models'.B5]/['Best Models'.B$6])*100;1)" office:value-type="float" office:value="46.4" calcext:value-type="float">
            <text:p>46.4</text:p>
          </table:table-cell>
        </table:table-row>
        <table:table-row table:style-name="ro1">
          <table:table-cell office:value-type="string" calcext:value-type="string">
            <text:p>Is-sum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Should-sum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he best model turned out to be xgb, based on the minimum test error averaged over all (c1,c2)</text:p>
          </table:table-cell>
          <table:table-cell table:number-columns-repeated="2"/>
        </table:table-row>
      </table:table>
      <table:table table:name="Best Extended Model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no pairs (real)</text:p>
          </table:table-cell>
          <table:table-cell office:value-type="string" calcext:value-type="string">
            <text:p>Percentage %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20" calcext:value-type="float">
            <text:p>20</text:p>
          </table:table-cell>
          <table:table-cell table:formula="of:=ROUND((['Best Extended Models'.B2]/['Best Extended Models'.B$6])*100;1)" office:value-type="float" office:value="35.7" calcext:value-type="float">
            <text:p>35.7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0" calcext:value-type="float">
            <text:p>0</text:p>
          </table:table-cell>
          <table:table-cell table:formula="of:=ROUND((['Best Extended Models'.B3]/['Best Extended Models'.B$6])*100;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11" calcext:value-type="float">
            <text:p>11</text:p>
          </table:table-cell>
          <table:table-cell table:formula="of:=ROUND((['Best Extended Models'.B4]/['Best Extended Models'.B$6])*100;1)" office:value-type="float" office:value="19.6" calcext:value-type="float">
            <text:p>19.6</text:p>
          </table:table-cell>
        </table:table-row>
        <table:table-row table:style-name="ro1">
          <table:table-cell office:value-type="string" calcext:value-type="string">
            <text:p>xgb</text:p>
          </table:table-cell>
          <table:table-cell office:value-type="float" office:value="25" calcext:value-type="float">
            <text:p>25</text:p>
          </table:table-cell>
          <table:table-cell table:formula="of:=ROUND((['Best Extended Models'.B5]/['Best Extended Models'.B$6])*100;1)" office:value-type="float" office:value="44.6" calcext:value-type="float">
            <text:p>44.6</text:p>
          </table:table-cell>
        </table:table-row>
        <table:table-row table:style-name="ro1">
          <table:table-cell office:value-type="string" calcext:value-type="string">
            <text:p>Is-sum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Should-sum</text:p>
          </table:table-cell>
          <table:table-cell office:value-type="float" office:value="56" calcext:value-type="float">
            <text:p>56</text:p>
          </table:table-cell>
          <table:table-cell/>
        </table:table-row>
      </table:table>
      <table:table table:name="Model Error Average Overview" table:style-name="ta1">
        <table:table-column table:style-name="co3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method</text:p>
          </table:table-cell>
          <table:table-cell table:style-name="Default" office:value-type="string" calcext:value-type="string">
            <text:p>training error</text:p>
          </table:table-cell>
          <table:table-cell table:style-name="Default" office:value-type="string" calcext:value-type="string">
            <text:p>test error</text:p>
          </table:table-cell>
        </table:table-row>
        <table:table-row table:style-name="ro1">
          <table:table-cell office:value-type="string" calcext:value-type="string">
            <text:p>xgb</text:p>
          </table:table-cell>
          <table:table-cell office:value-type="float" office:value="12.9172075" calcext:value-type="float">
            <text:p>12.92</text:p>
          </table:table-cell>
          <table:table-cell office:value-type="float" office:value="20.1335171972002" calcext:value-type="float">
            <text:p>20.13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14.7756125" calcext:value-type="float">
            <text:p>14.78</text:p>
          </table:table-cell>
          <table:table-cell office:value-type="float" office:value="20.4298767532621" calcext:value-type="float">
            <text:p>20.43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15.146475" calcext:value-type="float">
            <text:p>15.15</text:p>
          </table:table-cell>
          <table:table-cell office:value-type="float" office:value="21.1255856582097" calcext:value-type="float">
            <text:p>21.13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17.274975" calcext:value-type="float">
            <text:p>17.27</text:p>
          </table:table-cell>
          <table:table-cell office:value-type="float" office:value="21.404318179403" calcext:value-type="float">
            <text:p>21.40</text:p>
          </table:table-cell>
        </table:table-row>
      </table:table>
      <table:table table:name="Model Error Average xgb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id sourc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raining error</text:p>
          </table:table-cell>
          <table:table-cell/>
          <table:table-cell office:value-type="string" calcext:value-type="string">
            <text:p>cid target</text:p>
          </table:table-cell>
          <table:table-cell office:value-type="string" calcext:value-type="string">
            <text:p>test 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3.4457" calcext:value-type="float">
            <text:p>13.44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6481199264526" calcext:value-type="float">
            <text:p>19.64811992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1.5698" calcext:value-type="float">
            <text:p>11.56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.1589359555926" calcext:value-type="float">
            <text:p>19.15893595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4.6378" calcext:value-type="float">
            <text:p>14.63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.5036138807024" calcext:value-type="float">
            <text:p>20.50361388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9.34456" calcext:value-type="float">
            <text:p>9.344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.4910326004028" calcext:value-type="float">
            <text:p>17.49103260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3.3203" calcext:value-type="float">
            <text:p>13.320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2.4721750531878" calcext:value-type="float">
            <text:p>22.47217505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1.5592" calcext:value-type="float">
            <text:p>11.559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.9638433456421" calcext:value-type="float">
            <text:p>19.96384334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4.3224" calcext:value-type="float">
            <text:p>14.322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9.7225696018764" calcext:value-type="float">
            <text:p>19.72256960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5.1379" calcext:value-type="float">
            <text:p>15.137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2.1078472137451" calcext:value-type="float">
            <text:p>22.1078472137</text:p>
          </table:table-cell>
        </table:table-row>
        <table:table-row table:style-name="ro1">
          <table:table-cell table:number-columns-repeated="2"/>
          <table:table-cell table:formula="of:=AVERAGE(['Model Error Average xgb'.C2:.C9])" office:value-type="float" office:value="12.9172075" calcext:value-type="float">
            <text:p>12.9172075</text:p>
          </table:table-cell>
          <table:table-cell table:number-columns-repeated="2"/>
          <table:table-cell table:formula="of:=AVERAGE(['Model Error Average xgb'.F2:.F9])" office:value-type="float" office:value="20.1335171972002" calcext:value-type="float">
            <text:p>20.1335171972</text:p>
          </table:table-cell>
        </table:table-row>
      </table:table>
      <table:table table:name="MEA dt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id sourc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raining error</text:p>
          </table:table-cell>
          <table:table-cell/>
          <table:table-cell office:value-type="string" calcext:value-type="string">
            <text:p>cid target</text:p>
          </table:table-cell>
          <table:table-cell office:value-type="string" calcext:value-type="string">
            <text:p>test 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5.8602" calcext:value-type="float">
            <text:p>15.860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68860912323" calcext:value-type="float">
            <text:p>19.68860912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2.7831" calcext:value-type="float">
            <text:p>12.78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.9068805149623" calcext:value-type="float">
            <text:p>19.9068805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6.0188" calcext:value-type="float">
            <text:p>16.01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.5160751342773" calcext:value-type="float">
            <text:p>20.51607513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1.3824" calcext:value-type="float">
            <text:p>11.38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.1630029678345" calcext:value-type="float">
            <text:p>18.16300296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6.1175" calcext:value-type="float">
            <text:p>16.11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2.0087367466518" calcext:value-type="float">
            <text:p>22.00873674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3.7527" calcext:value-type="float">
            <text:p>13.752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.5561102458409" calcext:value-type="float">
            <text:p>20.55611024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5.743" calcext:value-type="float">
            <text:p>15.74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.124492917742" calcext:value-type="float">
            <text:p>20.12449291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dt <text:s text:c="8"/></text:p>
          </table:table-cell>
          <table:table-cell office:value-type="float" office:value="16.5472" calcext:value-type="float">
            <text:p>16.547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2.475106375558" calcext:value-type="float">
            <text:p>22.4751063756</text:p>
          </table:table-cell>
        </table:table-row>
        <table:table-row table:style-name="ro1">
          <table:table-cell table:number-columns-repeated="2"/>
          <table:table-cell table:formula="of:=AVERAGE(['MEA dt'.C2:.C9])" office:value-type="float" office:value="14.7756125" calcext:value-type="float">
            <text:p>14.7756125</text:p>
          </table:table-cell>
          <table:table-cell table:number-columns-repeated="2"/>
          <table:table-cell table:formula="of:=AVERAGE(['MEA dt'.F2:.F9])" office:value-type="float" office:value="20.4298767532621" calcext:value-type="float">
            <text:p>20.4298767533</text:p>
          </table:table-cell>
        </table:table-row>
      </table:table>
      <table:table table:name="MEA svm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id sourc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raining error</text:p>
          </table:table-cell>
          <table:table-cell/>
          <table:table-cell office:value-type="string" calcext:value-type="string">
            <text:p>cid target</text:p>
          </table:table-cell>
          <table:table-cell office:value-type="string" calcext:value-type="string">
            <text:p>test 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5.0035" calcext:value-type="float">
            <text:p>15.00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554320199149" calcext:value-type="float">
            <text:p>19.55432019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3.1643" calcext:value-type="float">
            <text:p>13.16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.1792941774641" calcext:value-type="float">
            <text:p>20.17929417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6.5819" calcext:value-type="float">
            <text:p>16.58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.5940908704485" calcext:value-type="float">
            <text:p>20.59409087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1.5828" calcext:value-type="float">
            <text:p>11.582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.1688349587577" calcext:value-type="float">
            <text:p>20.16883495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8.682" calcext:value-type="float">
            <text:p>18.6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.4653502873012" calcext:value-type="float">
            <text:p>25.46535028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3.2277" calcext:value-type="float">
            <text:p>13.227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.359486579895" calcext:value-type="float">
            <text:p>20.35948657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6.429" calcext:value-type="float">
            <text:p>16.42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.3275811331613" calcext:value-type="float">
            <text:p>20.32758113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6.5006" calcext:value-type="float">
            <text:p>16.500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2.3557270595006" calcext:value-type="float">
            <text:p>22.3557270595</text:p>
          </table:table-cell>
        </table:table-row>
        <table:table-row table:style-name="ro1">
          <table:table-cell table:number-columns-repeated="2"/>
          <table:table-cell table:formula="of:=AVERAGE(['MEA svm'.C2:.C9])" office:value-type="float" office:value="15.146475" calcext:value-type="float">
            <text:p>15.146475</text:p>
          </table:table-cell>
          <table:table-cell table:number-columns-repeated="2"/>
          <table:table-cell table:formula="of:=AVERAGE(['MEA svm'.F2:.F9])" office:value-type="float" office:value="21.1255856582097" calcext:value-type="float">
            <text:p>21.1255856582</text:p>
          </table:table-cell>
        </table:table-row>
      </table:table>
      <table:table table:name="MAE mlp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id sourc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raining error</text:p>
          </table:table-cell>
          <table:table-cell/>
          <table:table-cell office:value-type="string" calcext:value-type="string">
            <text:p>cid target</text:p>
          </table:table-cell>
          <table:table-cell office:value-type="string" calcext:value-type="string">
            <text:p>test 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6.4254" calcext:value-type="float">
            <text:p>16.42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3808234078544" calcext:value-type="float">
            <text:p>19.38082340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4.5212" calcext:value-type="float">
            <text:p>14.52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.5835802895682" calcext:value-type="float">
            <text:p>20.58358028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7.4424" calcext:value-type="float">
            <text:p>17.44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.4289520808629" calcext:value-type="float">
            <text:p>21.42895208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4.5742" calcext:value-type="float">
            <text:p>14.574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.4526297705514" calcext:value-type="float">
            <text:p>18.45262977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22.3114" calcext:value-type="float">
            <text:p>22.31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4.5962968553816" calcext:value-type="float">
            <text:p>24.59629685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5.4937" calcext:value-type="float">
            <text:p>15.493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1.6798670632499" calcext:value-type="float">
            <text:p>21.67986706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8.7769" calcext:value-type="float">
            <text:p>18.776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1.4472133091518" calcext:value-type="float">
            <text:p>21.44721330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8.6546" calcext:value-type="float">
            <text:p>18.654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3.6651826586042" calcext:value-type="float">
            <text:p>23.6651826586</text:p>
          </table:table-cell>
        </table:table-row>
        <table:table-row table:style-name="ro1">
          <table:table-cell table:number-columns-repeated="2"/>
          <table:table-cell table:formula="of:=AVERAGE(['MAE mlp'.C2:.C9])" office:value-type="float" office:value="17.274975" calcext:value-type="float">
            <text:p>17.274975</text:p>
          </table:table-cell>
          <table:table-cell table:number-columns-repeated="2"/>
          <table:table-cell table:formula="of:=AVERAGE(['MAE mlp'.F2:.F9])" office:value-type="float" office:value="21.404318179403" calcext:value-type="float">
            <text:p>21.4043181794</text:p>
          </table:table-cell>
        </table:table-row>
      </table:table>
      <table:table table:name="MAE best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id sourc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raining error</text:p>
          </table:table-cell>
          <table:table-cell/>
          <table:table-cell office:value-type="string" calcext:value-type="string">
            <text:p>cid target</text:p>
          </table:table-cell>
          <table:table-cell office:value-type="string" calcext:value-type="string">
            <text:p>test 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3.4457" calcext:value-type="float">
            <text:p>13.44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.6997474942889" calcext:value-type="float">
            <text:p>18.69974749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4.5212" calcext:value-type="float">
            <text:p>14.52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.8449204308646" calcext:value-type="float">
            <text:p>18.84492043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4.6378" calcext:value-type="float">
            <text:p>14.63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.0280753544399" calcext:value-type="float">
            <text:p>20.02807535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9.34456" calcext:value-type="float">
            <text:p>9.344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.9993837901524" calcext:value-type="float">
            <text:p>16.99938379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8.682" calcext:value-type="float">
            <text:p>18.6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1.825407573155" calcext:value-type="float">
            <text:p>21.82540757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mlp <text:s text:c="7"/></text:p>
          </table:table-cell>
          <table:table-cell office:value-type="float" office:value="15.4937" calcext:value-type="float">
            <text:p>15.493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.5315711157663" calcext:value-type="float">
            <text:p>19.53157111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svm <text:s text:c="7"/></text:p>
          </table:table-cell>
          <table:table-cell office:value-type="float" office:value="16.429" calcext:value-type="float">
            <text:p>16.42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9.5644258771624" calcext:value-type="float">
            <text:p>19.56442587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xgb <text:s text:c="7"/></text:p>
          </table:table-cell>
          <table:table-cell office:value-type="float" office:value="15.1379" calcext:value-type="float">
            <text:p>15.137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1.7026331765311" calcext:value-type="float">
            <text:p>21.7026331765</text:p>
          </table:table-cell>
        </table:table-row>
        <table:table-row table:style-name="ro1">
          <table:table-cell table:number-columns-repeated="2"/>
          <table:table-cell table:formula="of:=AVERAGE(['MAE best'.C2:.C9])" office:value-type="float" office:value="14.7114825" calcext:value-type="float">
            <text:p>14.7114825</text:p>
          </table:table-cell>
          <table:table-cell table:number-columns-repeated="2"/>
          <table:table-cell table:formula="of:=AVERAGE(['MAE best'.F2:.F9])" office:value-type="float" office:value="19.6495206015451" calcext:value-type="float">
            <text:p>19.6495206015</text:p>
          </table:table-cell>
        </table:table-row>
      </table:table>
      <table:table table:name="Total MEA Overview" table:style-name="ta1"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method</text:p>
          </table:table-cell>
          <table:table-cell table:style-name="Default" office:value-type="string" calcext:value-type="string">
            <text:p>training error average</text:p>
          </table:table-cell>
          <table:table-cell table:style-name="Default" office:value-type="string" calcext:value-type="string">
            <text:p>test error average</text:p>
          </table:table-cell>
        </table:table-row>
        <table:table-row table:style-name="ro1">
          <table:table-cell office:value-type="string" calcext:value-type="string">
            <text:p>xgb</text:p>
          </table:table-cell>
          <table:table-cell office:value-type="float" office:value="17.89835" calcext:value-type="float">
            <text:p>17.90</text:p>
          </table:table-cell>
          <table:table-cell office:value-type="float" office:value="18.0067093372345" calcext:value-type="float">
            <text:p>18.01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18.8516875" calcext:value-type="float">
            <text:p>18.85</text:p>
          </table:table-cell>
          <table:table-cell office:value-type="float" office:value="18.5238926410675" calcext:value-type="float">
            <text:p>18.52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19.120125" calcext:value-type="float">
            <text:p>19.12</text:p>
          </table:table-cell>
          <table:table-cell office:value-type="float" office:value="19.7764406204224" calcext:value-type="float">
            <text:p>19.78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19.5514375" calcext:value-type="float">
            <text:p>19.55</text:p>
          </table:table-cell>
          <table:table-cell office:value-type="float" office:value="20.2179288864136" calcext:value-type="float">
            <text:p>20.22</text:p>
          </table:table-cell>
        </table:table-row>
        <table:table-row table:style-name="ro1">
          <table:table-cell office:value-type="string" calcext:value-type="string">
            <text:p>extended xgb</text:p>
          </table:table-cell>
          <table:table-cell office:value-type="float" office:value="17.457325" calcext:value-type="float">
            <text:p>17.46</text:p>
          </table:table-cell>
          <table:table-cell office:value-type="float" office:value="19.0819772481918" calcext:value-type="float">
            <text:p>19.08</text:p>
          </table:table-cell>
        </table:table-row>
        <table:table-row table:style-name="ro1">
          <table:table-cell office:value-type="string" calcext:value-type="string">
            <text:p>extended dt</text:p>
          </table:table-cell>
          <table:table-cell office:value-type="float" office:value="19.8407375" calcext:value-type="float">
            <text:p>19.84</text:p>
          </table:table-cell>
          <table:table-cell office:value-type="float" office:value="19.4602680206299" calcext:value-type="float">
            <text:p>19.46</text:p>
          </table:table-cell>
        </table:table-row>
        <table:table-row table:style-name="ro1">
          <table:table-cell office:value-type="string" calcext:value-type="string">
            <text:p>extended svm</text:p>
          </table:table-cell>
          <table:table-cell office:value-type="float" office:value="20.149775" calcext:value-type="float">
            <text:p>20.15</text:p>
          </table:table-cell>
          <table:table-cell office:value-type="float" office:value="23.6181797981262" calcext:value-type="float">
            <text:p>23.62</text:p>
          </table:table-cell>
        </table:table-row>
        <table:table-row table:style-name="ro1">
          <table:table-cell office:value-type="string" calcext:value-type="string">
            <text:p>extended mlp</text:p>
          </table:table-cell>
          <table:table-cell office:value-type="float" office:value="54.6178875" calcext:value-type="float">
            <text:p>54.62</text:p>
          </table:table-cell>
          <table:table-cell office:value-type="float" office:value="203.218175411225" calcext:value-type="float">
            <text:p>203.22</text:p>
          </table:table-cell>
        </table:table-row>
      </table:table>
      <table:table table:name="Total MEA xgb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id sourc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raining error</text:p>
          </table:table-cell>
          <table:table-cell/>
          <table:table-cell office:value-type="string" calcext:value-type="string">
            <text:p>cid target</text:p>
          </table:table-cell>
          <table:table-cell office:value-type="string" calcext:value-type="string">
            <text:p>test 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xgb_total <text:s/></text:p>
          </table:table-cell>
          <table:table-cell office:value-type="float" office:value="17.6652" calcext:value-type="float">
            <text:p>17.66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.8682479858398" calcext:value-type="float">
            <text:p>17.86824798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xgb_total <text:s/></text:p>
          </table:table-cell>
          <table:table-cell office:value-type="float" office:value="18.3833" calcext:value-type="float">
            <text:p>18.38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.6783752441406" calcext:value-type="float">
            <text:p>16.67837524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xgb_total <text:s/></text:p>
          </table:table-cell>
          <table:table-cell office:value-type="float" office:value="18.0632" calcext:value-type="float">
            <text:p>18.06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.6392288208008" calcext:value-type="float">
            <text:p>17.63922882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xgb_total <text:s/></text:p>
          </table:table-cell>
          <table:table-cell office:value-type="float" office:value="17.6252" calcext:value-type="float">
            <text:p>17.625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.3539237976074" calcext:value-type="float">
            <text:p>18.35392379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xgb_total <text:s/></text:p>
          </table:table-cell>
          <table:table-cell office:value-type="float" office:value="17.2085" calcext:value-type="float">
            <text:p>17.208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.1290149688721" calcext:value-type="float">
            <text:p>20.12901496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xgb_total <text:s/></text:p>
          </table:table-cell>
          <table:table-cell office:value-type="float" office:value="17.6033" calcext:value-type="float">
            <text:p>17.603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.8044738769531" calcext:value-type="float">
            <text:p>19.8044738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xgb_total <text:s/></text:p>
          </table:table-cell>
          <table:table-cell office:value-type="float" office:value="18.2101" calcext:value-type="float">
            <text:p>18.210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6.6645011901855" calcext:value-type="float">
            <text:p>16.66450119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xgb_total <text:s/></text:p>
          </table:table-cell>
          <table:table-cell office:value-type="float" office:value="18.428" calcext:value-type="float">
            <text:p>18.42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6.9159088134766" calcext:value-type="float">
            <text:p>16.9159088135</text:p>
          </table:table-cell>
        </table:table-row>
        <table:table-row table:style-name="ro1">
          <table:table-cell table:number-columns-repeated="2"/>
          <table:table-cell table:formula="of:=AVERAGE(['Total MEA xgb'.C2:.C9])" office:value-type="float" office:value="17.89835" calcext:value-type="float">
            <text:p>17.89835</text:p>
          </table:table-cell>
          <table:table-cell table:number-columns-repeated="2"/>
          <table:table-cell table:formula="of:=AVERAGE(['Total MEA xgb'.F2:.F9])" office:value-type="float" office:value="18.0067093372345" calcext:value-type="float">
            <text:p>18.0067093372</text:p>
          </table:table-cell>
        </table:table-row>
      </table:table>
      <table:table table:name="Total MEA dt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id sourc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raining error</text:p>
          </table:table-cell>
          <table:table-cell/>
          <table:table-cell office:value-type="string" calcext:value-type="string">
            <text:p>cid target</text:p>
          </table:table-cell>
          <table:table-cell office:value-type="string" calcext:value-type="string">
            <text:p>test 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t_total <text:s text:c="2"/></text:p>
          </table:table-cell>
          <table:table-cell office:value-type="float" office:value="18.7768" calcext:value-type="float">
            <text:p>18.77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.7498512268066" calcext:value-type="float">
            <text:p>17.74985122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dt_total <text:s text:c="2"/></text:p>
          </table:table-cell>
          <table:table-cell office:value-type="float" office:value="19.0794" calcext:value-type="float">
            <text:p>19.07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.4732112884521" calcext:value-type="float">
            <text:p>17.47321128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dt_total <text:s text:c="2"/></text:p>
          </table:table-cell>
          <table:table-cell office:value-type="float" office:value="20.1113" calcext:value-type="float">
            <text:p>20.11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.7690048217773" calcext:value-type="float">
            <text:p>16.76900482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dt_total <text:s text:c="2"/></text:p>
          </table:table-cell>
          <table:table-cell office:value-type="float" office:value="18.2651" calcext:value-type="float">
            <text:p>18.265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9.1018199920654" calcext:value-type="float">
            <text:p>19.10181999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dt_total <text:s text:c="2"/></text:p>
          </table:table-cell>
          <table:table-cell office:value-type="float" office:value="18.138" calcext:value-type="float">
            <text:p>18.13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1.1554584503174" calcext:value-type="float">
            <text:p>21.15545845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dt_total <text:s text:c="2"/></text:p>
          </table:table-cell>
          <table:table-cell office:value-type="float" office:value="18.0583" calcext:value-type="float">
            <text:p>18.058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.12961769104" calcext:value-type="float">
            <text:p>20.1296176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dt_total <text:s text:c="2"/></text:p>
          </table:table-cell>
          <table:table-cell office:value-type="float" office:value="19.5967" calcext:value-type="float">
            <text:p>19.596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8.2369327545166" calcext:value-type="float">
            <text:p>18.23693275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dt_total <text:s text:c="2"/></text:p>
          </table:table-cell>
          <table:table-cell office:value-type="float" office:value="18.7879" calcext:value-type="float">
            <text:p>18.787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.5752449035645" calcext:value-type="float">
            <text:p>17.5752449036</text:p>
          </table:table-cell>
        </table:table-row>
        <table:table-row table:style-name="ro1">
          <table:table-cell table:number-columns-repeated="2"/>
          <table:table-cell table:formula="of:=AVERAGE(['Total MEA dt'.C2:.C9])" office:value-type="float" office:value="18.8516875" calcext:value-type="float">
            <text:p>18.8516875</text:p>
          </table:table-cell>
          <table:table-cell table:number-columns-repeated="2"/>
          <table:table-cell table:formula="of:=AVERAGE(['Total MEA dt'.F2:.F9])" office:value-type="float" office:value="18.5238926410675" calcext:value-type="float">
            <text:p>18.5238926411</text:p>
          </table:table-cell>
        </table:table-row>
      </table:table>
      <table:table table:name="Total MEA svm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id sourc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raining error</text:p>
          </table:table-cell>
          <table:table-cell/>
          <table:table-cell office:value-type="string" calcext:value-type="string">
            <text:p>cid target</text:p>
          </table:table-cell>
          <table:table-cell office:value-type="string" calcext:value-type="string">
            <text:p>test 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svm_total <text:s/></text:p>
          </table:table-cell>
          <table:table-cell office:value-type="float" office:value="19.0546" calcext:value-type="float">
            <text:p>19.05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.9022979736328" calcext:value-type="float">
            <text:p>18.9022979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svm_total <text:s/></text:p>
          </table:table-cell>
          <table:table-cell office:value-type="float" office:value="19.71" calcext:value-type="float">
            <text:p>19.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.2094497680664" calcext:value-type="float">
            <text:p>19.20944976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svm_total <text:s/></text:p>
          </table:table-cell>
          <table:table-cell office:value-type="float" office:value="18.8853" calcext:value-type="float">
            <text:p>18.88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.1034927368164" calcext:value-type="float">
            <text:p>20.10349273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svm_total <text:s/></text:p>
          </table:table-cell>
          <table:table-cell office:value-type="float" office:value="18.7511" calcext:value-type="float">
            <text:p>18.75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9.0873489379883" calcext:value-type="float">
            <text:p>19.0873489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svm_total <text:s/></text:p>
          </table:table-cell>
          <table:table-cell office:value-type="float" office:value="18.209" calcext:value-type="float">
            <text:p>18.20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.0095596313477" calcext:value-type="float">
            <text:p>25.00955963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svm_total <text:s/></text:p>
          </table:table-cell>
          <table:table-cell office:value-type="float" office:value="18.6685" calcext:value-type="float">
            <text:p>18.668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.670783996582" calcext:value-type="float">
            <text:p>20.67078399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svm_total <text:s/></text:p>
          </table:table-cell>
          <table:table-cell office:value-type="float" office:value="19.5529" calcext:value-type="float">
            <text:p>19.552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7.1952342987061" calcext:value-type="float">
            <text:p>17.19523429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svm_total <text:s/></text:p>
          </table:table-cell>
          <table:table-cell office:value-type="float" office:value="20.1296" calcext:value-type="float">
            <text:p>20.129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8.0333576202393" calcext:value-type="float">
            <text:p>18.0333576202</text:p>
          </table:table-cell>
        </table:table-row>
        <table:table-row table:style-name="ro1">
          <table:table-cell table:number-columns-repeated="2"/>
          <table:table-cell table:formula="of:=AVERAGE(['Total MEA svm'.C2:.C9])" office:value-type="float" office:value="19.120125" calcext:value-type="float">
            <text:p>19.120125</text:p>
          </table:table-cell>
          <table:table-cell table:number-columns-repeated="2"/>
          <table:table-cell table:formula="of:=AVERAGE(['Total MEA svm'.F2:.F9])" office:value-type="float" office:value="19.7764406204224" calcext:value-type="float">
            <text:p>19.7764406204</text:p>
          </table:table-cell>
        </table:table-row>
      </table:table>
      <table:table table:name="Total MEA mlp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id sourc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raining error</text:p>
          </table:table-cell>
          <table:table-cell/>
          <table:table-cell office:value-type="string" calcext:value-type="string">
            <text:p>cid target</text:p>
          </table:table-cell>
          <table:table-cell office:value-type="string" calcext:value-type="string">
            <text:p>test 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mlp_total <text:s/></text:p>
          </table:table-cell>
          <table:table-cell office:value-type="float" office:value="19.4663" calcext:value-type="float">
            <text:p>19.466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.3984508514404" calcext:value-type="float">
            <text:p>21.39845085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mlp_total <text:s/></text:p>
          </table:table-cell>
          <table:table-cell office:value-type="float" office:value="18.7928" calcext:value-type="float">
            <text:p>18.79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.4357891082764" calcext:value-type="float">
            <text:p>19.43578910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mlp_total <text:s/></text:p>
          </table:table-cell>
          <table:table-cell office:value-type="float" office:value="18.7063" calcext:value-type="float">
            <text:p>18.70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.7768020629883" calcext:value-type="float">
            <text:p>17.7768020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mlp_total <text:s/></text:p>
          </table:table-cell>
          <table:table-cell office:value-type="float" office:value="19.7591" calcext:value-type="float">
            <text:p>19.759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2.8665313720703" calcext:value-type="float">
            <text:p>22.86653137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mlp_total <text:s/></text:p>
          </table:table-cell>
          <table:table-cell office:value-type="float" office:value="19.9575" calcext:value-type="float">
            <text:p>19.95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2.4994201660156" calcext:value-type="float">
            <text:p>22.4994201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mlp_total <text:s/></text:p>
          </table:table-cell>
          <table:table-cell office:value-type="float" office:value="19.1709" calcext:value-type="float">
            <text:p>19.170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0.852970123291" calcext:value-type="float">
            <text:p>20.85297012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mlp_total <text:s/></text:p>
          </table:table-cell>
          <table:table-cell office:value-type="float" office:value="20.1925" calcext:value-type="float">
            <text:p>20.192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6.8257160186768" calcext:value-type="float">
            <text:p>16.82571601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mlp_total <text:s/></text:p>
          </table:table-cell>
          <table:table-cell office:value-type="float" office:value="20.3661" calcext:value-type="float">
            <text:p>20.366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0.0877513885498" calcext:value-type="float">
            <text:p>20.0877513885</text:p>
          </table:table-cell>
        </table:table-row>
        <table:table-row table:style-name="ro1">
          <table:table-cell table:number-columns-repeated="2"/>
          <table:table-cell table:formula="of:=AVERAGE(['Total MEA mlp'.C2:.C9])" office:value-type="float" office:value="19.5514375" calcext:value-type="float">
            <text:p>19.5514375</text:p>
          </table:table-cell>
          <table:table-cell table:number-columns-repeated="2"/>
          <table:table-cell table:formula="of:=AVERAGE(['Total MEA mlp'.F2:.F9])" office:value-type="float" office:value="20.2179288864136" calcext:value-type="float">
            <text:p>20.2179288864</text:p>
          </table:table-cell>
        </table:table-row>
      </table:table>
      <table:table table:name="Total Extended MEA xgb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id sourc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raining error</text:p>
          </table:table-cell>
          <table:table-cell/>
          <table:table-cell office:value-type="string" calcext:value-type="string">
            <text:p>cid target</text:p>
          </table:table-cell>
          <table:table-cell office:value-type="string" calcext:value-type="string">
            <text:p>test 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xgb_total <text:s/></text:p>
          </table:table-cell>
          <table:table-cell office:value-type="float" office:value="17.837" calcext:value-type="float">
            <text:p>17.8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.5562400817871" calcext:value-type="float">
            <text:p>17.55624008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xgb_total <text:s/></text:p>
          </table:table-cell>
          <table:table-cell office:value-type="float" office:value="17.2999" calcext:value-type="float">
            <text:p>17.29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.9152908325195" calcext:value-type="float">
            <text:p>21.91529083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xgb_total <text:s/></text:p>
          </table:table-cell>
          <table:table-cell office:value-type="float" office:value="18.0585" calcext:value-type="float">
            <text:p>18.058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.8836107254028" calcext:value-type="float">
            <text:p>13.88361072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xgb_total <text:s/></text:p>
          </table:table-cell>
          <table:table-cell office:value-type="float" office:value="15.7834" calcext:value-type="float">
            <text:p>15.783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.0545196533203" calcext:value-type="float">
            <text:p>16.05451965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xgb_total <text:s/></text:p>
          </table:table-cell>
          <table:table-cell office:value-type="float" office:value="18.3485" calcext:value-type="float">
            <text:p>18.348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8.685583114624" calcext:value-type="float">
            <text:p>18.68558311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xgb_total <text:s/></text:p>
          </table:table-cell>
          <table:table-cell office:value-type="float" office:value="16.4992" calcext:value-type="float">
            <text:p>16.499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7.2035484313965" calcext:value-type="float">
            <text:p>27.20354843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xgb_total <text:s/></text:p>
          </table:table-cell>
          <table:table-cell office:value-type="float" office:value="18.1745" calcext:value-type="float">
            <text:p>18.17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7.2843341827393" calcext:value-type="float">
            <text:p>17.28433418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xgb_total <text:s/></text:p>
          </table:table-cell>
          <table:table-cell office:value-type="float" office:value="17.6576" calcext:value-type="float">
            <text:p>17.657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0.0726909637451" calcext:value-type="float">
            <text:p>20.0726909637</text:p>
          </table:table-cell>
        </table:table-row>
        <table:table-row table:style-name="ro1">
          <table:table-cell table:number-columns-repeated="2"/>
          <table:table-cell table:formula="of:=AVERAGE(['Total Extended MEA xgb'.C2:.C9])" office:value-type="float" office:value="17.457325" calcext:value-type="float">
            <text:p>17.457325</text:p>
          </table:table-cell>
          <table:table-cell table:number-columns-repeated="2"/>
          <table:table-cell table:formula="of:=AVERAGE(['Total Extended MEA xgb'.F2:.F9])" office:value-type="float" office:value="19.0819772481918" calcext:value-type="float">
            <text:p>19.0819772482</text:p>
          </table:table-cell>
        </table:table-row>
      </table:table>
      <table:table table:name="TExtMEA dt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id sourc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raining error</text:p>
          </table:table-cell>
          <table:table-cell/>
          <table:table-cell office:value-type="string" calcext:value-type="string">
            <text:p>cid target</text:p>
          </table:table-cell>
          <table:table-cell office:value-type="string" calcext:value-type="string">
            <text:p>test 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dt_total <text:s text:c="2"/></text:p>
          </table:table-cell>
          <table:table-cell office:value-type="float" office:value="20.5653" calcext:value-type="float">
            <text:p>20.56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.081262588501" calcext:value-type="float">
            <text:p>18.08126258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dt_total <text:s text:c="2"/></text:p>
          </table:table-cell>
          <table:table-cell office:value-type="float" office:value="18.9165" calcext:value-type="float">
            <text:p>18.91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.2380657196045" calcext:value-type="float">
            <text:p>21.23806571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dt_total <text:s text:c="2"/></text:p>
          </table:table-cell>
          <table:table-cell office:value-type="float" office:value="20.3414" calcext:value-type="float">
            <text:p>20.34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.8473854064941" calcext:value-type="float">
            <text:p>14.84738540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dt_total <text:s text:c="2"/></text:p>
          </table:table-cell>
          <table:table-cell office:value-type="float" office:value="18.3159" calcext:value-type="float">
            <text:p>18.315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1.4683055877686" calcext:value-type="float">
            <text:p>21.46830558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dt_total <text:s text:c="2"/></text:p>
          </table:table-cell>
          <table:table-cell office:value-type="float" office:value="19.4757" calcext:value-type="float">
            <text:p>19.475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7.9152851104736" calcext:value-type="float">
            <text:p>17.91528511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dt_total <text:s text:c="2"/></text:p>
          </table:table-cell>
          <table:table-cell office:value-type="float" office:value="19.3158" calcext:value-type="float">
            <text:p>19.315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3.4346942901611" calcext:value-type="float">
            <text:p>23.43469429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dt_total <text:s text:c="2"/></text:p>
          </table:table-cell>
          <table:table-cell office:value-type="float" office:value="20.7022" calcext:value-type="float">
            <text:p>20.702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8.4083938598633" calcext:value-type="float">
            <text:p>18.40839385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dt_total <text:s text:c="2"/></text:p>
          </table:table-cell>
          <table:table-cell office:value-type="float" office:value="21.0931" calcext:value-type="float">
            <text:p>21.093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0.2887516021729" calcext:value-type="float">
            <text:p>20.2887516022</text:p>
          </table:table-cell>
        </table:table-row>
        <table:table-row table:style-name="ro1">
          <table:table-cell table:number-columns-repeated="2"/>
          <table:table-cell table:formula="of:=AVERAGE(['TExtMEA dt'.C2:.C9])" office:value-type="float" office:value="19.8407375" calcext:value-type="float">
            <text:p>19.8407375</text:p>
          </table:table-cell>
          <table:table-cell table:number-columns-repeated="2"/>
          <table:table-cell table:formula="of:=AVERAGE(['TExtMEA dt'.F2:.F9])" office:value-type="float" office:value="19.4602680206299" calcext:value-type="float">
            <text:p>19.4602680206</text:p>
          </table:table-cell>
        </table:table-row>
      </table:table>
      <table:table table:name="TExtMEA svm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id sourc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raining error</text:p>
          </table:table-cell>
          <table:table-cell/>
          <table:table-cell office:value-type="string" calcext:value-type="string">
            <text:p>cid target</text:p>
          </table:table-cell>
          <table:table-cell office:value-type="string" calcext:value-type="string">
            <text:p>test 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svm_total <text:s/></text:p>
          </table:table-cell>
          <table:table-cell office:value-type="float" office:value="19.848" calcext:value-type="float">
            <text:p>19.84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.993236541748" calcext:value-type="float">
            <text:p>20.99323654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svm_total <text:s/></text:p>
          </table:table-cell>
          <table:table-cell office:value-type="float" office:value="19.5131" calcext:value-type="float">
            <text:p>19.51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.0379066467285" calcext:value-type="float">
            <text:p>25.03790664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svm_total <text:s/></text:p>
          </table:table-cell>
          <table:table-cell office:value-type="float" office:value="19.7535" calcext:value-type="float">
            <text:p>19.75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.9584712982178" calcext:value-type="float">
            <text:p>23.95847129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svm_total <text:s/></text:p>
          </table:table-cell>
          <table:table-cell office:value-type="float" office:value="20.1494" calcext:value-type="float">
            <text:p>20.14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4.8254489898682" calcext:value-type="float">
            <text:p>24.82544898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svm_total <text:s/></text:p>
          </table:table-cell>
          <table:table-cell office:value-type="float" office:value="20.7351" calcext:value-type="float">
            <text:p>20.735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3.5471115112305" calcext:value-type="float">
            <text:p>23.54711151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svm_total <text:s/></text:p>
          </table:table-cell>
          <table:table-cell office:value-type="float" office:value="20.0155" calcext:value-type="float">
            <text:p>20.01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6.4882354736328" calcext:value-type="float">
            <text:p>26.48823547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svm_total <text:s/></text:p>
          </table:table-cell>
          <table:table-cell office:value-type="float" office:value="20.1517" calcext:value-type="float">
            <text:p>20.151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.3758811950684" calcext:value-type="float">
            <text:p>24.37588119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svm_total <text:s/></text:p>
          </table:table-cell>
          <table:table-cell office:value-type="float" office:value="21.0319" calcext:value-type="float">
            <text:p>21.031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9.7191467285156" calcext:value-type="float">
            <text:p>19.7191467285</text:p>
          </table:table-cell>
        </table:table-row>
        <table:table-row table:style-name="ro1">
          <table:table-cell table:number-columns-repeated="2"/>
          <table:table-cell table:formula="of:=AVERAGE(['TExtMEA svm'.C2:.C9])" office:value-type="float" office:value="20.149775" calcext:value-type="float">
            <text:p>20.149775</text:p>
          </table:table-cell>
          <table:table-cell table:number-columns-repeated="2"/>
          <table:table-cell table:formula="of:=AVERAGE(['TExtMEA svm'.F2:.F9])" office:value-type="float" office:value="23.6181797981262" calcext:value-type="float">
            <text:p>23.6181797981</text:p>
          </table:table-cell>
        </table:table-row>
      </table:table>
      <table:table table:name="TExtMEA mlp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id sourc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training error</text:p>
          </table:table-cell>
          <table:table-cell/>
          <table:table-cell office:value-type="string" calcext:value-type="string">
            <text:p>cid target</text:p>
          </table:table-cell>
          <table:table-cell office:value-type="string" calcext:value-type="string">
            <text:p>test 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mlp_total <text:s/></text:p>
          </table:table-cell>
          <table:table-cell office:value-type="float" office:value="25.0737" calcext:value-type="float">
            <text:p>25.07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90.54968261719" calcext:value-type="float">
            <text:p>1390.54968261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mlp_total <text:s/></text:p>
          </table:table-cell>
          <table:table-cell office:value-type="float" office:value="23.2944" calcext:value-type="float">
            <text:p>23.29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.5989608764648" calcext:value-type="float">
            <text:p>27.59896087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mlp_total <text:s/></text:p>
          </table:table-cell>
          <table:table-cell office:value-type="float" office:value="44.155" calcext:value-type="float">
            <text:p>44.1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8.8086853027344" calcext:value-type="float">
            <text:p>28.8086853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mlp_total <text:s/></text:p>
          </table:table-cell>
          <table:table-cell office:value-type="float" office:value="30.8885" calcext:value-type="float">
            <text:p>30.88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.8334312438965" calcext:value-type="float">
            <text:p>18.83343124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mlp_total <text:s/></text:p>
          </table:table-cell>
          <table:table-cell office:value-type="float" office:value="135.49" calcext:value-type="float">
            <text:p>135.4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4.8349761962891" calcext:value-type="float">
            <text:p>44.83497619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mlp_total <text:s/></text:p>
          </table:table-cell>
          <table:table-cell office:value-type="float" office:value="36.8238" calcext:value-type="float">
            <text:p>36.823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3.0326347351074" calcext:value-type="float">
            <text:p>33.03263473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mlp_total <text:s/></text:p>
          </table:table-cell>
          <table:table-cell office:value-type="float" office:value="104.227" calcext:value-type="float">
            <text:p>104.22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7.4512252807617" calcext:value-type="float">
            <text:p>57.45122528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mlp_total <text:s/></text:p>
          </table:table-cell>
          <table:table-cell office:value-type="float" office:value="36.9907" calcext:value-type="float">
            <text:p>36.990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4.6358070373535" calcext:value-type="float">
            <text:p>24.6358070374</text:p>
          </table:table-cell>
        </table:table-row>
        <table:table-row table:style-name="ro1">
          <table:table-cell table:number-columns-repeated="2"/>
          <table:table-cell table:formula="of:=AVERAGE(['TExtMEA mlp'.C2:.C9])" office:value-type="float" office:value="54.6178875" calcext:value-type="float">
            <text:p>54.6178875</text:p>
          </table:table-cell>
          <table:table-cell table:number-columns-repeated="2"/>
          <table:table-cell table:formula="of:=AVERAGE(['TExtMEA mlp'.F2:.F9])" office:value-type="float" office:value="203.218175411225" calcext:value-type="float">
            <text:p>203.2181754112</text:p>
          </table:table-cell>
        </table:table-row>
      </table:table>
      <table:table table:name="Correlation Overview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row table:style-name="ro1">
          <table:table-cell table:style-name="ce2" office:value-type="string" calcext:value-type="string">
            <text:p>Method</text:p>
          </table:table-cell>
          <table:table-cell table:style-name="ce2" office:value-type="string" calcext:value-type="string">
            <text:p>Amenity Similarity</text:p>
          </table:table-cell>
          <table:table-cell table:style-name="ce3" office:value-type="string" calcext:value-type="string">
            <text:p>Cosine Correlation</text:p>
          </table:table-cell>
          <table:table-cell table:style-name="ce4" office:value-type="string" calcext:value-type="string">
            <text:p>Cosine Rank Correlation</text:p>
          </table:table-cell>
          <table:table-cell table:style-name="ce3" office:value-type="string" calcext:value-type="string">
            <text:p>EMD Correlation</text:p>
          </table:table-cell>
          <table:table-cell table:style-name="ce4" office:value-type="string" calcext:value-type="string">
            <text:p>EMD Rank Correlation</text:p>
          </table:table-cell>
        </table:table-row>
        <table:table-row table:style-name="ro1">
          <table:table-cell office:value-type="string" calcext:value-type="string">
            <text:p>xgb</text:p>
          </table:table-cell>
          <table:table-cell office:value-type="string" calcext:value-type="string">
            <text:p>timespent</text:p>
          </table:table-cell>
          <table:table-cell office:value-type="float" office:value="-0.47375" calcext:value-type="float">
            <text:p>-0.47</text:p>
          </table:table-cell>
          <table:table-cell office:value-type="float" office:value="-0.495535714285714" calcext:value-type="float">
            <text:p>-0.50</text:p>
          </table:table-cell>
          <table:table-cell office:value-type="float" office:value="0.2625" calcext:value-type="float">
            <text:p>0.26</text:p>
          </table:table-cell>
          <table:table-cell office:value-type="float" office:value="0.169642857142857" calcext:value-type="float">
            <text:p>0.17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timespent</text:p>
          </table:table-cell>
          <table:table-cell office:value-type="float" office:value="-0.415" calcext:value-type="float">
            <text:p>-0.42</text:p>
          </table:table-cell>
          <table:table-cell/>
          <table:table-cell office:value-type="float" office:value="0.21625" calcext:value-type="float">
            <text:p>0.22</text:p>
          </table:table-cell>
          <table:table-cell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timespent</text:p>
          </table:table-cell>
          <table:table-cell office:value-type="float" office:value="-0.45625" calcext:value-type="float">
            <text:p>-0.46</text:p>
          </table:table-cell>
          <table:table-cell/>
          <table:table-cell office:value-type="float" office:value="0.22125" calcext:value-type="float">
            <text:p>0.22</text:p>
          </table:table-cell>
          <table:table-cell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timespent</text:p>
          </table:table-cell>
          <table:table-cell office:value-type="float" office:value="-0.48375" calcext:value-type="float">
            <text:p>-0.48</text:p>
          </table:table-cell>
          <table:table-cell/>
          <table:table-cell office:value-type="float" office:value="0.22" calcext:value-type="float">
            <text:p>0.22</text:p>
          </table:table-cell>
          <table:table-cell/>
        </table:table-row>
        <table:table-row table:style-name="ro1">
          <table:table-cell office:value-type="string" calcext:value-type="string">
            <text:p>xgb</text:p>
          </table:table-cell>
          <table:table-cell office:value-type="string" calcext:value-type="string">
            <text:p>area</text:p>
          </table:table-cell>
          <table:table-cell office:value-type="float" office:value="-0.19625" calcext:value-type="float">
            <text:p>-0.20</text:p>
          </table:table-cell>
          <table:table-cell office:value-type="float" office:value="-0.178571428571429" calcext:value-type="float">
            <text:p>-0.18</text:p>
          </table:table-cell>
          <table:table-cell office:value-type="float" office:value="0.14375" calcext:value-type="float">
            <text:p>0.14</text:p>
          </table:table-cell>
          <table:table-cell office:value-type="float" office:value="0.21875" calcext:value-type="float">
            <text:p>0.22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area</text:p>
          </table:table-cell>
          <table:table-cell office:value-type="float" office:value="-0.2225" calcext:value-type="float">
            <text:p>-0.22</text:p>
          </table:table-cell>
          <table:table-cell/>
          <table:table-cell office:value-type="float" office:value="0.2125" calcext:value-type="float">
            <text:p>0.21</text:p>
          </table:table-cell>
          <table:table-cell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area</text:p>
          </table:table-cell>
          <table:table-cell office:value-type="float" office:value="-0.2125" calcext:value-type="float">
            <text:p>-0.21</text:p>
          </table:table-cell>
          <table:table-cell/>
          <table:table-cell office:value-type="float" office:value="0.17875" calcext:value-type="float">
            <text:p>0.18</text:p>
          </table:table-cell>
          <table:table-cell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area</text:p>
          </table:table-cell>
          <table:table-cell office:value-type="float" office:value="-0.22375" calcext:value-type="float">
            <text:p>-0.22</text:p>
          </table:table-cell>
          <table:table-cell/>
          <table:table-cell office:value-type="float" office:value="0.17" calcext:value-type="float">
            <text:p>0.17</text:p>
          </table:table-cell>
          <table:table-cell/>
        </table:table-row>
      </table:table>
      <table:table table:name="Correlation timespent xgb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5" table:default-cell-style-name="Default"/>
        <table:table-row table:style-name="ro1">
          <table:table-cell table:style-name="ce2" office:value-type="string" calcext:value-type="string">
            <text:p>Method</text:p>
          </table:table-cell>
          <table:table-cell table:style-name="ce3" office:value-type="string" calcext:value-type="string">
            <text:p>Cosine Correlation</text:p>
          </table:table-cell>
          <table:table-cell table:style-name="ce4" office:value-type="string" calcext:value-type="string">
            <text:p>Cosine Rank Correlation</text:p>
          </table:table-cell>
          <table:table-cell table:style-name="ce3" office:value-type="string" calcext:value-type="string">
            <text:p>EMD Correlation</text:p>
          </table:table-cell>
          <table:table-cell table:style-name="ce4" office:value-type="string" calcext:value-type="string">
            <text:p>EMD Rank Correlation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6" calcext:value-type="float">
            <text:p>-0.26</text:p>
          </table:table-cell>
          <table:table-cell office:value-type="float" office:value="-0.25" calcext:value-type="float">
            <text:p>-0.25</text:p>
          </table:table-cell>
          <table:table-cell office:value-type="float" office:value="0.08" calcext:value-type="float">
            <text:p>0.08</text:p>
          </table:table-cell>
          <table:table-cell office:value-type="float" office:value="-0.107142857142857" calcext:value-type="float">
            <text:p>-0.1071428571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2" calcext:value-type="float">
            <text:p>-0.22</text:p>
          </table:table-cell>
          <table:table-cell office:value-type="float" office:value="-0.107142857142857" calcext:value-type="float">
            <text:p>-0.1071428571</text:p>
          </table:table-cell>
          <table:table-cell office:value-type="float" office:value="-0.82" calcext:value-type="float">
            <text:p>-0.82</text:p>
          </table:table-cell>
          <table:table-cell office:value-type="float" office:value="-0.642857142857143" calcext:value-type="float">
            <text:p>-0.6428571429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82" calcext:value-type="float">
            <text:p>-0.82</text:p>
          </table:table-cell>
          <table:table-cell office:value-type="float" office:value="-0.678571428571429" calcext:value-type="float">
            <text:p>-0.6785714286</text:p>
          </table:table-cell>
          <table:table-cell office:value-type="float" office:value="0.59" calcext:value-type="float">
            <text:p>0.59</text:p>
          </table:table-cell>
          <table:table-cell office:value-type="float" office:value="0.285714285714286" calcext:value-type="float">
            <text:p>0.2857142857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58" calcext:value-type="float">
            <text:p>-0.58</text:p>
          </table:table-cell>
          <table:table-cell office:value-type="float" office:value="-0.714285714285714" calcext:value-type="float">
            <text:p>-0.7142857143</text:p>
          </table:table-cell>
          <table:table-cell office:value-type="float" office:value="0.44" calcext:value-type="float">
            <text:p>0.44</text:p>
          </table:table-cell>
          <table:table-cell office:value-type="float" office:value="0.321428571428571" calcext:value-type="float">
            <text:p>0.3214285714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7" calcext:value-type="float">
            <text:p>-0.7</text:p>
          </table:table-cell>
          <table:table-cell office:value-type="float" office:value="-0.785714285714286" calcext:value-type="float">
            <text:p>-0.7857142857</text:p>
          </table:table-cell>
          <table:table-cell office:value-type="float" office:value="0.63" calcext:value-type="float">
            <text:p>0.63</text:p>
          </table:table-cell>
          <table:table-cell office:value-type="float" office:value="0.428571428571429" calcext:value-type="float">
            <text:p>0.4285714286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39" calcext:value-type="float">
            <text:p>-0.39</text:p>
          </table:table-cell>
          <table:table-cell office:value-type="float" office:value="-0.571428571428571" calcext:value-type="float">
            <text:p>-0.5714285714</text:p>
          </table:table-cell>
          <table:table-cell office:value-type="float" office:value="0.49" calcext:value-type="float">
            <text:p>0.49</text:p>
          </table:table-cell>
          <table:table-cell office:value-type="float" office:value="0.464285714285714" calcext:value-type="float">
            <text:p>0.4642857143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81" calcext:value-type="float">
            <text:p>-0.81</text:p>
          </table:table-cell>
          <table:table-cell office:value-type="float" office:value="-0.785714285714286" calcext:value-type="float">
            <text:p>-0.7857142857</text:p>
          </table:table-cell>
          <table:table-cell office:value-type="float" office:value="0.63" calcext:value-type="float">
            <text:p>0.63</text:p>
          </table:table-cell>
          <table:table-cell office:value-type="float" office:value="0.5" calcext:value-type="float">
            <text:p>0.5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714285714285714" calcext:value-type="float">
            <text:p>-0.0714285714</text:p>
          </table:table-cell>
          <table:table-cell office:value-type="float" office:value="0.06" calcext:value-type="float">
            <text:p>0.06</text:p>
          </table:table-cell>
          <table:table-cell office:value-type="float" office:value="0.107142857142857" calcext:value-type="float">
            <text:p>0.1071428571</text:p>
          </table:table-cell>
          <table:table-cell table:number-columns-repeated="15"/>
        </table:table-row>
        <table:table-row table:style-name="ro1">
          <table:table-cell/>
          <table:table-cell table:style-name="ce1" table:formula="of:=AVERAGE(['Correlation timespent xgb'.B2:.B9])" office:value-type="float" office:value="-0.47375" calcext:value-type="float">
            <text:p>-0.47</text:p>
          </table:table-cell>
          <table:table-cell table:style-name="ce1" table:formula="of:=AVERAGE(['Correlation timespent xgb'.C2:.C9])" office:value-type="float" office:value="-0.495535714285714" calcext:value-type="float">
            <text:p>-0.50</text:p>
          </table:table-cell>
          <table:table-cell table:style-name="ce1" table:formula="of:=AVERAGE(['Correlation timespent xgb'.D2:.D9])" office:value-type="float" office:value="0.2625" calcext:value-type="float">
            <text:p>0.26</text:p>
          </table:table-cell>
          <table:table-cell table:style-name="ce1" table:formula="of:=AVERAGE(['Correlation timespent xgb'.E2:.E9])" office:value-type="float" office:value="0.169642857142857" calcext:value-type="float">
            <text:p>0.17</text:p>
          </table:table-cell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</table:table-row>
      </table:table>
      <table:table table:name="Correlation timespent dt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2" office:value-type="string" calcext:value-type="string">
            <text:p>Method</text:p>
          </table:table-cell>
          <table:table-cell table:style-name="ce3" office:value-type="string" calcext:value-type="string">
            <text:p>Cosine Correlation</text:p>
          </table:table-cell>
          <table:table-cell table:style-name="ce4" office:value-type="string" calcext:value-type="string">
            <text:p>Cosine Rank Correlation</text:p>
          </table:table-cell>
          <table:table-cell table:style-name="ce3" office:value-type="string" calcext:value-type="string">
            <text:p>EMD Correlation</text:p>
          </table:table-cell>
          <table:table-cell table:style-name="ce4" office:value-type="string" calcext:value-type="string">
            <text:p>EMD Rank Corre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37" calcext:value-type="float">
            <text:p>-0.37</text:p>
          </table:table-cell>
          <table:table-cell/>
          <table:table-cell office:value-type="float" office:value="-0.14" calcext:value-type="float">
            <text:p>-0.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/>
          <table:table-cell office:value-type="float" office:value="-0.95" calcext:value-type="float">
            <text:p>-0.9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78" calcext:value-type="float">
            <text:p>-0.78</text:p>
          </table:table-cell>
          <table:table-cell/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71" calcext:value-type="float">
            <text:p>-0.71</text:p>
          </table:table-cell>
          <table:table-cell/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27" calcext:value-type="float">
            <text:p>-0.27</text:p>
          </table:table-cell>
          <table:table-cell/>
          <table:table-cell office:value-type="float" office:value="0.41" calcext:value-type="float">
            <text:p>0.4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7" calcext:value-type="float">
            <text:p>-0.7</text:p>
          </table:table-cell>
          <table:table-cell/>
          <table:table-cell office:value-type="float" office:value="0.68" calcext:value-type="float">
            <text:p>0.6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9" calcext:value-type="float">
            <text:p>0.09</text:p>
          </table:table-cell>
          <table:table-cell/>
        </table:table-row>
        <table:table-row table:style-name="ro1">
          <table:table-cell/>
          <table:table-cell table:style-name="ce1" table:formula="of:=AVERAGE(['Correlation timespent dt'.B2:.B9])" office:value-type="float" office:value="-0.415" calcext:value-type="float">
            <text:p>-0.42</text:p>
          </table:table-cell>
          <table:table-cell/>
          <table:table-cell table:style-name="ce1" table:formula="of:=AVERAGE(['Correlation timespent dt'.D2:.D9])" office:value-type="float" office:value="0.21625" calcext:value-type="float">
            <text:p>0.22</text:p>
          </table:table-cell>
          <table:table-cell/>
        </table:table-row>
      </table:table>
      <table:table table:name="Correlation timespent svm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2" office:value-type="string" calcext:value-type="string">
            <text:p>Method</text:p>
          </table:table-cell>
          <table:table-cell table:style-name="ce3" office:value-type="string" calcext:value-type="string">
            <text:p>Cosine Correlation</text:p>
          </table:table-cell>
          <table:table-cell table:style-name="ce4" office:value-type="string" calcext:value-type="string">
            <text:p>Cosine Rank Correlation</text:p>
          </table:table-cell>
          <table:table-cell table:style-name="ce3" office:value-type="string" calcext:value-type="string">
            <text:p>EMD Correlation</text:p>
          </table:table-cell>
          <table:table-cell table:style-name="ce4" office:value-type="string" calcext:value-type="string">
            <text:p>EMD Rank Corre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1" calcext:value-type="float">
            <text:p>-0.41</text:p>
          </table:table-cell>
          <table:table-cell/>
          <table:table-cell office:value-type="float" office:value="-0.27" calcext:value-type="float">
            <text:p>-0.2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6" calcext:value-type="float">
            <text:p>-0.06</text:p>
          </table:table-cell>
          <table:table-cell/>
          <table:table-cell office:value-type="float" office:value="-0.84" calcext:value-type="float">
            <text:p>-0.8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84" calcext:value-type="float">
            <text:p>-0.84</text:p>
          </table:table-cell>
          <table:table-cell/>
          <table:table-cell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52" calcext:value-type="float">
            <text:p>-0.52</text:p>
          </table:table-cell>
          <table:table-cell/>
          <table:table-cell office:value-type="float" office:value="0.45" calcext:value-type="float">
            <text:p>0.4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64" calcext:value-type="float">
            <text:p>-0.64</text:p>
          </table:table-cell>
          <table:table-cell/>
          <table:table-cell office:value-type="float" office:value="0.54" calcext:value-type="float">
            <text:p>0.5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35" calcext:value-type="float">
            <text:p>-0.35</text:p>
          </table:table-cell>
          <table:table-cell/>
          <table:table-cell office:value-type="float" office:value="0.43" calcext:value-type="float">
            <text:p>0.4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0.81" calcext:value-type="float">
            <text:p>0.8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-0.05" calcext:value-type="float">
            <text:p>-0.05</text:p>
          </table:table-cell>
          <table:table-cell/>
        </table:table-row>
        <table:table-row table:style-name="ro1">
          <table:table-cell/>
          <table:table-cell table:style-name="ce1" table:formula="of:=AVERAGE(['Correlation timespent svm'.B2:.B9])" office:value-type="float" office:value="-0.45625" calcext:value-type="float">
            <text:p>-0.46</text:p>
          </table:table-cell>
          <table:table-cell/>
          <table:table-cell table:style-name="ce1" table:formula="of:=AVERAGE(['Correlation timespent svm'.D2:.D9])" office:value-type="float" office:value="0.22125" calcext:value-type="float">
            <text:p>0.22</text:p>
          </table:table-cell>
          <table:table-cell/>
        </table:table-row>
      </table:table>
      <table:table table:name="Correlation timespent mlp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2" office:value-type="string" calcext:value-type="string">
            <text:p>Method</text:p>
          </table:table-cell>
          <table:table-cell table:style-name="ce3" office:value-type="string" calcext:value-type="string">
            <text:p>Cosine Correlation</text:p>
          </table:table-cell>
          <table:table-cell table:style-name="ce4" office:value-type="string" calcext:value-type="string">
            <text:p>Cosine Rank Correlation</text:p>
          </table:table-cell>
          <table:table-cell table:style-name="ce3" office:value-type="string" calcext:value-type="string">
            <text:p>EMD Correlation</text:p>
          </table:table-cell>
          <table:table-cell table:style-name="ce4" office:value-type="string" calcext:value-type="string">
            <text:p>EMD Rank Corre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64" calcext:value-type="float">
            <text:p>-0.64</text:p>
          </table:table-cell>
          <table:table-cell/>
          <table:table-cell office:value-type="float" office:value="-0.04" calcext:value-type="float">
            <text:p>-0.0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/>
          <table:table-cell office:value-type="float" office:value="-0.88" calcext:value-type="float">
            <text:p>-0.8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88" calcext:value-type="float">
            <text:p>-0.88</text:p>
          </table:table-cell>
          <table:table-cell/>
          <table:table-cell office:value-type="float" office:value="0.63" calcext:value-type="float">
            <text:p>0.6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46" calcext:value-type="float">
            <text:p>-0.46</text:p>
          </table:table-cell>
          <table:table-cell/>
          <table:table-cell office:value-type="float" office:value="0.35" calcext:value-type="float">
            <text:p>0.3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77" calcext:value-type="float">
            <text:p>-0.77</text:p>
          </table:table-cell>
          <table:table-cell/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29" calcext:value-type="float">
            <text:p>-0.29</text:p>
          </table:table-cell>
          <table:table-cell/>
          <table:table-cell office:value-type="float" office:value="0.36" calcext:value-type="float">
            <text:p>0.3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76" calcext:value-type="float">
            <text:p>-0.76</text:p>
          </table:table-cell>
          <table:table-cell/>
          <table:table-cell office:value-type="float" office:value="0.53" calcext:value-type="float">
            <text:p>0.5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6" calcext:value-type="float">
            <text:p>0.06</text:p>
          </table:table-cell>
          <table:table-cell/>
        </table:table-row>
        <table:table-row table:style-name="ro1">
          <table:table-cell/>
          <table:table-cell table:style-name="ce1" table:formula="of:=AVERAGE(['Correlation timespent mlp'.B2:.B9])" office:value-type="float" office:value="-0.48375" calcext:value-type="float">
            <text:p>-0.48</text:p>
          </table:table-cell>
          <table:table-cell/>
          <table:table-cell table:style-name="ce1" table:formula="of:=AVERAGE(['Correlation timespent mlp'.D2:.D9])" office:value-type="float" office:value="0.22" calcext:value-type="float">
            <text:p>0.22</text:p>
          </table:table-cell>
          <table:table-cell/>
        </table:table-row>
      </table:table>
      <table:table table:name="Correlation timespent best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2" office:value-type="string" calcext:value-type="string">
            <text:p>Method</text:p>
          </table:table-cell>
          <table:table-cell table:style-name="ce3" office:value-type="string" calcext:value-type="string">
            <text:p>Cosine Correlation</text:p>
          </table:table-cell>
          <table:table-cell table:style-name="ce4" office:value-type="string" calcext:value-type="string">
            <text:p>Cosine Rank Correlation</text:p>
          </table:table-cell>
          <table:table-cell table:style-name="ce3" office:value-type="string" calcext:value-type="string">
            <text:p>EMD Correlation</text:p>
          </table:table-cell>
          <table:table-cell table:style-name="ce4" office:value-type="string" calcext:value-type="string">
            <text:p>EMD Rank Corre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2" calcext:value-type="float">
            <text:p>-0.42</text:p>
          </table:table-cell>
          <table:table-cell/>
          <table:table-cell office:value-type="float" office:value="-0.18" calcext:value-type="float">
            <text:p>-0.1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7" calcext:value-type="float">
            <text:p>-0.17</text:p>
          </table:table-cell>
          <table:table-cell/>
          <table:table-cell office:value-type="float" office:value="-0.85" calcext:value-type="float">
            <text:p>-0.8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84" calcext:value-type="float">
            <text:p>-0.84</text:p>
          </table:table-cell>
          <table:table-cell/>
          <table:table-cell office:value-type="float" office:value="0.64" calcext:value-type="float">
            <text:p>0.6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53" calcext:value-type="float">
            <text:p>-0.53</text:p>
          </table:table-cell>
          <table:table-cell/>
          <table:table-cell office:value-type="float" office:value="0.42" calcext:value-type="float">
            <text:p>0.4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73" calcext:value-type="float">
            <text:p>-0.73</text:p>
          </table:table-cell>
          <table:table-cell/>
          <table:table-cell office:value-type="float" office:value="0.62" calcext:value-type="float">
            <text:p>0.6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38" calcext:value-type="float">
            <text:p>-0.38</text:p>
          </table:table-cell>
          <table:table-cell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79" calcext:value-type="float">
            <text:p>-0.79</text:p>
          </table:table-cell>
          <table:table-cell/>
          <table:table-cell office:value-type="float" office:value="0.63" calcext:value-type="float">
            <text:p>0.6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02" calcext:value-type="float">
            <text:p>-0.02</text:p>
          </table:table-cell>
          <table:table-cell/>
          <table:table-cell office:value-type="float" office:value="0.04" calcext:value-type="float">
            <text:p>0.04</text:p>
          </table:table-cell>
          <table:table-cell/>
        </table:table-row>
        <table:table-row table:style-name="ro1">
          <table:table-cell/>
          <table:table-cell table:style-name="ce1" table:formula="of:=AVERAGE(['Correlation timespent best'.B2:.B9])" office:value-type="float" office:value="-0.485" calcext:value-type="float">
            <text:p>-0.49</text:p>
          </table:table-cell>
          <table:table-cell/>
          <table:table-cell table:style-name="ce1" table:formula="of:=AVERAGE(['Correlation timespent best'.D2:.D9])" office:value-type="float" office:value="0.2275" calcext:value-type="float">
            <text:p>0.23</text:p>
          </table:table-cell>
          <table:table-cell/>
        </table:table-row>
      </table:table>
      <table:table table:name="Correlation area xgb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2" office:value-type="string" calcext:value-type="string">
            <text:p>Method</text:p>
          </table:table-cell>
          <table:table-cell table:style-name="ce3" office:value-type="string" calcext:value-type="string">
            <text:p>Cosine Correlation</text:p>
          </table:table-cell>
          <table:table-cell table:style-name="ce4" office:value-type="string" calcext:value-type="string">
            <text:p>Cosine Rank Correlation</text:p>
          </table:table-cell>
          <table:table-cell table:style-name="ce3" office:value-type="string" calcext:value-type="string">
            <text:p>EMD Correlation</text:p>
          </table:table-cell>
          <table:table-cell table:style-name="ce4" office:value-type="string" calcext:value-type="string">
            <text:p>EMD Rank Corre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214285714285714" calcext:value-type="float">
            <text:p>0.2142857143</text:p>
          </table:table-cell>
          <table:table-cell office:value-type="float" office:value="-0.16" calcext:value-type="float">
            <text:p>-0.16</text:p>
          </table:table-cell>
          <table:table-cell office:value-type="float" office:value="0.285714285714286" calcext:value-type="float">
            <text:p>0.28571428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4" calcext:value-type="float">
            <text:p>-0.04</text:p>
          </table:table-cell>
          <table:table-cell office:value-type="float" office:value="0.214285714285714" calcext:value-type="float">
            <text:p>0.2142857143</text:p>
          </table:table-cell>
          <table:table-cell office:value-type="float" office:value="0.56" calcext:value-type="float">
            <text:p>0.56</text:p>
          </table:table-cell>
          <table:table-cell office:value-type="float" office:value="0.535714285714286" calcext:value-type="float">
            <text:p>0.53571428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57" calcext:value-type="float">
            <text:p>-0.57</text:p>
          </table:table-cell>
          <table:table-cell office:value-type="float" office:value="-0.607142857142857" calcext:value-type="float">
            <text:p>-0.6071428571</text:p>
          </table:table-cell>
          <table:table-cell office:value-type="float" office:value="0.29" calcext:value-type="float">
            <text:p>0.29</text:p>
          </table:table-cell>
          <table:table-cell office:value-type="float" office:value="0.178571428571429" calcext:value-type="float">
            <text:p>0.17857142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33" calcext:value-type="float">
            <text:p>-0.33</text:p>
          </table:table-cell>
          <table:table-cell office:value-type="float" office:value="-0.357142857142857" calcext:value-type="float">
            <text:p>-0.3571428571</text:p>
          </table:table-cell>
          <table:table-cell office:value-type="float" office:value="0.38" calcext:value-type="float">
            <text:p>0.38</text:p>
          </table:table-cell>
          <table:table-cell office:value-type="float" office:value="0.321428571428571" calcext:value-type="float">
            <text:p>0.32142857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6" calcext:value-type="float">
            <text:p>0.16</text:p>
          </table:table-cell>
          <table:table-cell office:value-type="float" office:value="0.0357142857142857" calcext:value-type="float">
            <text:p>0.0357142857</text:p>
          </table:table-cell>
          <table:table-cell office:value-type="float" office:value="0.06" calcext:value-type="float">
            <text:p>0.06</text:p>
          </table:table-cell>
          <table:table-cell office:value-type="float" office:value="0.285714285714286" calcext:value-type="float">
            <text:p>0.28571428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89" calcext:value-type="float">
            <text:p>-0.89</text:p>
          </table:table-cell>
          <table:table-cell office:value-type="float" office:value="-0.857142857142857" calcext:value-type="float">
            <text:p>-0.8571428571</text:p>
          </table:table-cell>
          <table:table-cell office:value-type="float" office:value="0.46" calcext:value-type="float">
            <text:p>0.46</text:p>
          </table:table-cell>
          <table:table-cell office:value-type="float" office:value="0.571428571428571" calcext:value-type="float">
            <text:p>0.57142857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714285714285714" calcext:value-type="float">
            <text:p>-0.0714285714</text:p>
          </table:table-cell>
          <table:table-cell office:value-type="float" office:value="-0.81" calcext:value-type="float">
            <text:p>-0.81</text:p>
          </table:table-cell>
          <table:table-cell office:value-type="float" office:value="-0.928571428571429" calcext:value-type="float">
            <text:p>-0.9285714286</text:p>
          </table:table-cell>
        </table:table-row>
        <table:table-row table:style-name="ro1">
          <table:table-cell/>
          <table:table-cell table:formula="of:=AVERAGE(['Correlation area xgb'.B2:.B9])" office:value-type="float" office:value="-0.19625" calcext:value-type="float">
            <text:p>-0.19625</text:p>
          </table:table-cell>
          <table:table-cell table:formula="of:=AVERAGE(['Correlation area xgb'.C2:.C9])" office:value-type="float" office:value="-0.178571428571429" calcext:value-type="float">
            <text:p>-0.1785714286</text:p>
          </table:table-cell>
          <table:table-cell table:formula="of:=AVERAGE(['Correlation area xgb'.D2:.D9])" office:value-type="float" office:value="0.14375" calcext:value-type="float">
            <text:p>0.14375</text:p>
          </table:table-cell>
          <table:table-cell table:formula="of:=AVERAGE(['Correlation area xgb'.E2:.E9])" office:value-type="float" office:value="0.21875" calcext:value-type="float">
            <text:p>0.21875</text:p>
          </table:table-cell>
        </table:table-row>
      </table:table>
      <table:table table:name="Correlation area dt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2" office:value-type="string" calcext:value-type="string">
            <text:p>Method</text:p>
          </table:table-cell>
          <table:table-cell table:style-name="ce3" office:value-type="string" calcext:value-type="string">
            <text:p>Cosine Correlation</text:p>
          </table:table-cell>
          <table:table-cell table:style-name="ce4" office:value-type="string" calcext:value-type="string">
            <text:p>Cosine Rank Correlation</text:p>
          </table:table-cell>
          <table:table-cell table:style-name="ce3" office:value-type="string" calcext:value-type="string">
            <text:p>EMD Correlation</text:p>
          </table:table-cell>
          <table:table-cell table:style-name="ce4" office:value-type="string" calcext:value-type="string">
            <text:p>EMD Rank Corre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-0.14" calcext:value-type="float">
            <text:p>-0.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4" calcext:value-type="float">
            <text:p>-0.14</text:p>
          </table:table-cell>
          <table:table-cell/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66" calcext:value-type="float">
            <text:p>-0.66</text:p>
          </table:table-cell>
          <table:table-cell/>
          <table:table-cell office:value-type="float" office:value="0.42" calcext:value-type="float">
            <text:p>0.4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43" calcext:value-type="float">
            <text:p>-0.43</text:p>
          </table:table-cell>
          <table:table-cell/>
          <table:table-cell office:value-type="float" office:value="0.55" calcext:value-type="float">
            <text:p>0.5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08" calcext:value-type="float">
            <text:p>-0.08</text:p>
          </table:table-cell>
          <table:table-cell/>
          <table:table-cell office:value-type="float" office:value="0.43" calcext:value-type="float">
            <text:p>0.4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0.11" calcext:value-type="float">
            <text:p>0.1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0.47" calcext:value-type="float">
            <text:p>0.4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9" calcext:value-type="float">
            <text:p>0.09</text:p>
          </table:table-cell>
          <table:table-cell/>
          <table:table-cell office:value-type="float" office:value="-0.74" calcext:value-type="float">
            <text:p>-0.74</text:p>
          </table:table-cell>
          <table:table-cell/>
        </table:table-row>
        <table:table-row table:style-name="ro1">
          <table:table-cell/>
          <table:table-cell table:style-name="ce1" table:formula="of:=AVERAGE(['Correlation area dt'.B2:.B9])" office:value-type="float" office:value="-0.2225" calcext:value-type="float">
            <text:p>-0.22</text:p>
          </table:table-cell>
          <table:table-cell/>
          <table:table-cell table:style-name="ce1" table:formula="of:=AVERAGE(['Correlation area dt'.D2:.D9])" office:value-type="float" office:value="0.2125" calcext:value-type="float">
            <text:p>0.21</text:p>
          </table:table-cell>
          <table:table-cell/>
        </table:table-row>
      </table:table>
      <table:table table:name="Correlation area svm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2" office:value-type="string" calcext:value-type="string">
            <text:p>Method</text:p>
          </table:table-cell>
          <table:table-cell table:style-name="ce3" office:value-type="string" calcext:value-type="string">
            <text:p>Cosine Correlation</text:p>
          </table:table-cell>
          <table:table-cell table:style-name="ce4" office:value-type="string" calcext:value-type="string">
            <text:p>Cosine Rank Correlation</text:p>
          </table:table-cell>
          <table:table-cell table:style-name="ce3" office:value-type="string" calcext:value-type="string">
            <text:p>EMD Correlation</text:p>
          </table:table-cell>
          <table:table-cell table:style-name="ce4" office:value-type="string" calcext:value-type="string">
            <text:p>EMD Rank Corre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-0.1" calcext:value-type="float">
            <text:p>-0.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4" calcext:value-type="float">
            <text:p>-0.14</text:p>
          </table:table-cell>
          <table:table-cell/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59" calcext:value-type="float">
            <text:p>-0.59</text:p>
          </table:table-cell>
          <table:table-cell/>
          <table:table-cell office:value-type="float" office:value="0.38" calcext:value-type="float">
            <text:p>0.3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44" calcext:value-type="float">
            <text:p>-0.44</text:p>
          </table:table-cell>
          <table:table-cell/>
          <table:table-cell office:value-type="float" office:value="0.54" calcext:value-type="float">
            <text:p>0.5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float" office:value="0.31" calcext:value-type="float">
            <text:p>0.3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94" calcext:value-type="float">
            <text:p>-0.94</text:p>
          </table:table-cell>
          <table:table-cell/>
          <table:table-cell office:value-type="float" office:value="0.39" calcext:value-type="float">
            <text:p>0.3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7" calcext:value-type="float">
            <text:p>0.07</text:p>
          </table:table-cell>
          <table:table-cell/>
          <table:table-cell office:value-type="float" office:value="-0.71" calcext:value-type="float">
            <text:p>-0.71</text:p>
          </table:table-cell>
          <table:table-cell/>
        </table:table-row>
        <table:table-row table:style-name="ro1">
          <table:table-cell/>
          <table:table-cell table:style-name="ce1" table:formula="of:=AVERAGE(['Correlation area svm'.B2:.B9])" office:value-type="float" office:value="-0.2125" calcext:value-type="float">
            <text:p>-0.21</text:p>
          </table:table-cell>
          <table:table-cell/>
          <table:table-cell table:style-name="ce1" table:formula="of:=AVERAGE(['Correlation area svm'.D2:.D9])" office:value-type="float" office:value="0.17875" calcext:value-type="float">
            <text:p>0.18</text:p>
          </table:table-cell>
          <table:table-cell/>
        </table:table-row>
      </table:table>
      <table:table table:name="Correlation area mlp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2" office:value-type="string" calcext:value-type="string">
            <text:p>Method</text:p>
          </table:table-cell>
          <table:table-cell table:style-name="ce3" office:value-type="string" calcext:value-type="string">
            <text:p>Cosine Correlation</text:p>
          </table:table-cell>
          <table:table-cell table:style-name="ce4" office:value-type="string" calcext:value-type="string">
            <text:p>Cosine Rank Correlation</text:p>
          </table:table-cell>
          <table:table-cell table:style-name="ce3" office:value-type="string" calcext:value-type="string">
            <text:p>EMD Correlation</text:p>
          </table:table-cell>
          <table:table-cell table:style-name="ce4" office:value-type="string" calcext:value-type="string">
            <text:p>EMD Rank Corre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float" office:value="-0.31" calcext:value-type="float">
            <text:p>-0.3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6" calcext:value-type="float">
            <text:p>-0.16</text:p>
          </table:table-cell>
          <table:table-cell/>
          <table:table-cell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67" calcext:value-type="float">
            <text:p>-0.67</text:p>
          </table:table-cell>
          <table:table-cell/>
          <table:table-cell office:value-type="float" office:value="0.47" calcext:value-type="float">
            <text:p>0.4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59" calcext:value-type="float">
            <text:p>-0.59</text:p>
          </table:table-cell>
          <table:table-cell/>
          <table:table-cell office:value-type="float" office:value="0.58" calcext:value-type="float">
            <text:p>0.5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12" calcext:value-type="float">
            <text:p>-0.12</text:p>
          </table:table-cell>
          <table:table-cell/>
          <table:table-cell office:value-type="float" office:value="0.31" calcext:value-type="float">
            <text:p>0.3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-0.08" calcext:value-type="float">
            <text:p>-0.0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86" calcext:value-type="float">
            <text:p>-0.86</text:p>
          </table:table-cell>
          <table:table-cell/>
          <table:table-cell office:value-type="float" office:value="0.38" calcext:value-type="float">
            <text:p>0.3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01" calcext:value-type="float">
            <text:p>-0.01</text:p>
          </table:table-cell>
          <table:table-cell/>
          <table:table-cell office:value-type="float" office:value="-0.59" calcext:value-type="float">
            <text:p>-0.59</text:p>
          </table:table-cell>
          <table:table-cell/>
        </table:table-row>
        <table:table-row table:style-name="ro1">
          <table:table-cell/>
          <table:table-cell table:style-name="ce1" table:formula="of:=AVERAGE(['Correlation area mlp'.B2:.B9])" office:value-type="float" office:value="-0.22375" calcext:value-type="float">
            <text:p>-0.22</text:p>
          </table:table-cell>
          <table:table-cell/>
          <table:table-cell table:style-name="ce1" table:formula="of:=AVERAGE(['Correlation area mlp'.D2:.D9])" office:value-type="float" office:value="0.17" calcext:value-type="float">
            <text:p>0.1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9">00/00/0000</text:date>, <text:time style:data-style-name="N2" text:time-value="20:09:09.4045503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3T13:35:44.577757155</meta:creation-date>
    <meta:generator>LibreOffice/5.1.6.2$Linux_X86_64 LibreOffice_project/10m0$Build-2</meta:generator>
    <dc:date>2018-11-19T20:14:27.025292251</dc:date>
    <meta:editing-duration>PT7H1M4S</meta:editing-duration>
    <meta:editing-cycles>113</meta:editing-cycles>
    <meta:document-statistic meta:table-count="28" meta:cell-count="1067" meta:object-count="0"/>
  </office:meta>
</office:document-meta>
</file>